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Bitstream Vera Sans Mono" svg:font-family="'Bitstream Vera Sans Mono'" style:font-family-generic="modern" style:font-pitch="fixed"/>
    <style:font-face style:name="FreeMono" svg:font-family="FreeMono" style:font-family-generic="modern" style:font-pitch="fixed"/>
    <style:font-face style:name="MathJax_Main" svg:font-family="MathJax_Ma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style:font-name="Liberation Serif" fo:font-size="14pt" fo:language="fr" fo:country="FR" officeooo:rsid="000803e7" officeooo:paragraph-rsid="000d3860" style:font-name-asian="Noto Sans CJK SC" style:font-size-asian="14pt" style:font-name-complex="Lohit Devanagari" style:font-size-complex="14pt"/>
    </style:style>
    <style:style style:name="P2" style:family="paragraph" style:parent-style-name="Subtitle">
      <style:text-properties style:font-name="Liberation Serif" fo:font-size="14pt" fo:language="fr" fo:country="FR" officeooo:rsid="00149d00" officeooo:paragraph-rsid="00149d00" style:font-name-asian="Noto Sans CJK SC" style:font-size-asian="14pt" style:font-name-complex="Lohit Devanagari" style:font-size-complex="14pt"/>
    </style:style>
    <style:style style:name="P3" style:family="paragraph" style:parent-style-name="Subtitle">
      <style:text-properties style:font-name="Liberation Serif" fo:font-size="18pt" fo:language="fr" fo:country="FR" officeooo:rsid="00149d00" officeooo:paragraph-rsid="00149d00" style:font-name-asian="Noto Sans CJK SC" style:font-size-asian="18pt" style:font-name-complex="Lohit Devanagari" style:font-size-complex="18pt"/>
    </style:style>
    <style:style style:name="P4" style:family="paragraph" style:parent-style-name="Text_20_body">
      <style:text-properties style:font-name="Liberation Serif" fo:font-size="28pt" fo:language="fr" fo:country="FR" fo:font-weight="bold" officeooo:rsid="000803e7" officeooo:paragraph-rsid="000d3860" style:font-name-asian="Noto Sans CJK SC" style:font-size-asian="28pt" style:font-weight-asian="bold" style:font-name-complex="Lohit Devanagari" style:font-size-complex="28pt" style:font-weight-complex="bold"/>
    </style:style>
    <style:style style:name="P5" style:family="paragraph" style:parent-style-name="Text_20_body">
      <style:text-properties style:font-name="Liberation Serif" fo:language="fr" fo:country="FR" officeooo:paragraph-rsid="000d3860"/>
    </style:style>
    <style:style style:name="P6" style:family="paragraph" style:parent-style-name="Text_20_body">
      <style:paragraph-properties fo:text-align="justify" style:justify-single-word="false"/>
      <style:text-properties style:font-name="Liberation Serif" fo:language="fr" fo:country="FR" officeooo:rsid="00291196" officeooo:paragraph-rsid="00291196"/>
    </style:style>
    <style:style style:name="P7" style:family="paragraph" style:parent-style-name="Text_20_body">
      <style:text-properties style:font-name="Liberation Serif" fo:font-size="14pt" fo:language="fr" fo:country="FR" officeooo:rsid="000803e7" officeooo:paragraph-rsid="000d3860" style:font-name-asian="Noto Sans CJK SC" style:font-size-asian="14pt" style:font-name-complex="Lohit Devanagari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Liberation Serif" fo:font-size="14pt" fo:language="fr" fo:country="FR" officeooo:rsid="0009f105" officeooo:paragraph-rsid="000d3860" style:font-name-asian="Noto Sans CJK SC" style:font-size-asian="14pt" style:font-name-complex="Lohit Devanagari" style:font-size-complex="14pt"/>
    </style:style>
    <style:style style:name="P9" style:family="paragraph" style:parent-style-name="Text_20_body">
      <style:paragraph-properties fo:text-align="center" style:justify-single-word="false"/>
      <style:text-properties style:font-name="Liberation Serif" fo:font-size="14pt" fo:language="fr" fo:country="FR" officeooo:rsid="00149d00" officeooo:paragraph-rsid="00149d00" style:font-name-asian="Noto Sans CJK SC" style:font-size-asian="14pt" style:font-name-complex="Lohit Devanagari" style:font-size-complex="14pt"/>
    </style:style>
    <style:style style:name="P10" style:family="paragraph" style:parent-style-name="Text_20_body">
      <style:paragraph-properties fo:text-align="start" style:justify-single-word="false"/>
      <style:text-properties fo:color="#000000" style:font-name="MathJax_Main" fo:font-size="14pt" fo:language="fr" fo:country="FR" officeooo:rsid="0012c897" officeooo:paragraph-rsid="000d3860" style:font-name-asian="Noto Sans CJK SC" style:font-size-asian="14pt" style:font-name-complex="Lohit Devanagari" style:font-size-complex="14pt"/>
    </style:style>
    <style:style style:name="P11" style:family="paragraph" style:parent-style-name="Text_20_body">
      <style:paragraph-properties fo:text-align="justify" style:justify-single-word="false"/>
      <style:text-properties officeooo:paragraph-rsid="000d3860"/>
    </style:style>
    <style:style style:name="P12" style:family="paragraph" style:parent-style-name="Text_20_body">
      <style:paragraph-properties fo:text-align="justify" style:justify-single-word="false"/>
      <style:text-properties officeooo:paragraph-rsid="002d1459"/>
    </style:style>
    <style:style style:name="P13" style:family="paragraph" style:parent-style-name="Text_20_body">
      <style:paragraph-properties fo:text-align="justify" style:justify-single-word="false"/>
      <style:text-properties officeooo:paragraph-rsid="003007d4"/>
    </style:style>
    <style:style style:name="P14" style:family="paragraph" style:parent-style-name="Text_20_body">
      <style:paragraph-properties fo:text-align="justify" style:justify-single-word="false"/>
      <style:text-properties officeooo:paragraph-rsid="003702c3"/>
    </style:style>
    <style:style style:name="P15" style:family="paragraph" style:parent-style-name="Text_20_body">
      <style:paragraph-properties fo:text-align="justify" style:justify-single-word="false"/>
      <style:text-properties officeooo:paragraph-rsid="003b1766"/>
    </style:style>
    <style:style style:name="P16" style:family="paragraph" style:parent-style-name="Text_20_body">
      <style:paragraph-properties fo:text-align="justify" style:justify-single-word="false"/>
      <style:text-properties officeooo:paragraph-rsid="00291196"/>
    </style:style>
    <style:style style:name="P17" style:family="paragraph" style:parent-style-name="Text_20_body">
      <style:paragraph-properties fo:text-align="justify" style:justify-single-word="false"/>
      <style:text-properties officeooo:rsid="002d1459" officeooo:paragraph-rsid="002d1459"/>
    </style:style>
    <style:style style:name="P18" style:family="paragraph" style:parent-style-name="Text_20_body">
      <style:paragraph-properties fo:text-align="justify" style:justify-single-word="false"/>
      <style:text-properties officeooo:rsid="003702c3" officeooo:paragraph-rsid="003702c3"/>
    </style:style>
    <style:style style:name="P19" style:family="paragraph" style:parent-style-name="Title">
      <style:text-properties style:font-name="Liberation Serif" fo:font-size="28pt" fo:language="fr" fo:country="FR" fo:font-weight="bold" officeooo:rsid="000803e7" officeooo:paragraph-rsid="000d3860" style:font-name-asian="Noto Sans CJK SC" style:font-size-asian="28pt" style:font-weight-asian="bold" style:font-name-complex="Lohit Devanagari" style:font-size-complex="28pt" style:font-weight-complex="bold"/>
    </style:style>
    <style:style style:name="P20" style:family="paragraph" style:parent-style-name="Title">
      <style:text-properties style:font-name="Liberation Serif" fo:font-size="28pt" fo:language="fr" fo:country="FR" fo:font-weight="bold" officeooo:rsid="00149d00" officeooo:paragraph-rsid="00149d00" style:font-name-asian="Noto Sans CJK SC" style:font-size-asian="28pt" style:font-weight-asian="bold" style:font-name-complex="Lohit Devanagari" style:font-size-complex="28pt" style:font-weight-complex="bold"/>
    </style:style>
    <style:style style:name="P21" style:family="paragraph" style:parent-style-name="Heading_20_2">
      <style:text-properties officeooo:paragraph-rsid="000d3860"/>
    </style:style>
    <style:style style:name="P22" style:family="paragraph" style:parent-style-name="Heading_20_5">
      <style:paragraph-properties fo:text-align="justify" style:justify-single-word="false"/>
      <style:text-properties officeooo:paragraph-rsid="0024620c"/>
    </style:style>
    <style:style style:name="P23" style:family="paragraph" style:parent-style-name="Heading_20_5">
      <style:paragraph-properties fo:text-align="justify" style:justify-single-word="false"/>
      <style:text-properties officeooo:paragraph-rsid="00149d00"/>
    </style:style>
    <style:style style:name="P24" style:family="paragraph" style:parent-style-name="Heading_20_5">
      <style:paragraph-properties fo:text-align="justify" style:justify-single-word="false"/>
      <style:text-properties officeooo:paragraph-rsid="0015c532"/>
    </style:style>
    <style:style style:name="P25" style:family="paragraph" style:parent-style-name="Text_20_body">
      <style:paragraph-properties fo:text-align="justify" style:justify-single-word="false"/>
      <style:text-properties style:font-name="Liberation Serif" fo:language="fr" fo:country="FR" officeooo:rsid="0039da8f" officeooo:paragraph-rsid="0039da8f"/>
    </style:style>
    <style:style style:name="P26" style:family="paragraph" style:parent-style-name="Text_20_body">
      <style:paragraph-properties fo:text-align="justify" style:justify-single-word="false"/>
      <style:text-properties style:font-name="Liberation Serif" fo:language="fr" fo:country="FR" officeooo:rsid="0028e1a2" officeooo:paragraph-rsid="0044bc6f"/>
    </style:style>
    <style:style style:name="P27" style:family="paragraph" style:parent-style-name="Text_20_body">
      <style:paragraph-properties fo:text-align="justify" style:justify-single-word="false"/>
      <style:text-properties style:font-name="Liberation Serif" fo:language="fr" fo:country="FR" officeooo:rsid="0044bc6f" officeooo:paragraph-rsid="0044bc6f"/>
    </style:style>
    <style:style style:name="P28" style:family="paragraph" style:parent-style-name="Text_20_body">
      <style:paragraph-properties fo:text-align="justify" style:justify-single-word="false"/>
      <style:text-properties style:font-name="Liberation Serif" fo:language="fr" fo:country="FR" officeooo:rsid="00460628" officeooo:paragraph-rsid="00460628"/>
    </style:style>
    <style:style style:name="P29" style:family="paragraph" style:parent-style-name="Text_20_body">
      <style:paragraph-properties fo:text-align="justify" style:justify-single-word="false"/>
      <style:text-properties style:font-name="Liberation Serif" fo:language="fr" fo:country="FR" officeooo:rsid="0015c532" officeooo:paragraph-rsid="00462163"/>
    </style:style>
    <style:style style:name="P30" style:family="paragraph" style:parent-style-name="Text_20_body">
      <style:paragraph-properties fo:text-align="justify" style:justify-single-word="false"/>
      <style:text-properties style:font-name="Liberation Serif" fo:language="fr" fo:country="FR" officeooo:rsid="002eec2b" officeooo:paragraph-rsid="004a9c85"/>
    </style:style>
    <style:style style:name="P31" style:family="paragraph" style:parent-style-name="Text_20_body">
      <style:paragraph-properties fo:text-align="justify" style:justify-single-word="false"/>
      <style:text-properties officeooo:paragraph-rsid="00423a98"/>
    </style:style>
    <style:style style:name="P32" style:family="paragraph" style:parent-style-name="Text_20_body">
      <style:paragraph-properties fo:text-align="justify" style:justify-single-word="false"/>
      <style:text-properties officeooo:paragraph-rsid="00462163"/>
    </style:style>
    <style:style style:name="P33" style:family="paragraph" style:parent-style-name="Text_20_body">
      <style:paragraph-properties fo:text-align="justify" style:justify-single-word="false"/>
      <style:text-properties officeooo:paragraph-rsid="002d1459"/>
    </style:style>
    <style:style style:name="P34" style:family="paragraph" style:parent-style-name="Text_20_body">
      <style:paragraph-properties fo:text-align="justify" style:justify-single-word="false"/>
      <style:text-properties officeooo:rsid="002d1459" officeooo:paragraph-rsid="002d1459"/>
    </style:style>
    <style:style style:name="P35" style:family="paragraph" style:parent-style-name="Text_20_body">
      <style:paragraph-properties fo:text-align="justify" style:justify-single-word="false"/>
      <style:text-properties officeooo:rsid="002d1459" officeooo:paragraph-rsid="004a9c85"/>
    </style:style>
    <style:style style:name="P36" style:family="paragraph" style:parent-style-name="Text_20_body">
      <style:paragraph-properties fo:text-align="justify" style:justify-single-word="false"/>
      <style:text-properties style:font-name="FreeMono" fo:language="fr" fo:country="FR" officeooo:rsid="0028e1a2" officeooo:paragraph-rsid="0044bc6f"/>
    </style:style>
    <style:style style:name="P37" style:family="paragraph" style:parent-style-name="Text_20_body">
      <style:paragraph-properties fo:text-align="justify" style:justify-single-word="false"/>
      <style:text-properties style:font-name="FreeMono" officeooo:paragraph-rsid="0033d5a6"/>
    </style:style>
    <style:style style:name="T1" style:family="text">
      <style:text-properties style:font-name="Liberation Serif" fo:language="fr" fo:country="FR"/>
    </style:style>
    <style:style style:name="T2" style:family="text">
      <style:text-properties style:font-name="Liberation Serif" fo:language="fr" fo:country="FR" officeooo:rsid="000a6b0a"/>
    </style:style>
    <style:style style:name="T3" style:family="text">
      <style:text-properties style:font-name="Liberation Serif" fo:language="fr" fo:country="FR" officeooo:rsid="00149d00"/>
    </style:style>
    <style:style style:name="T4" style:family="text">
      <style:text-properties style:font-name="Liberation Serif" fo:language="fr" fo:country="FR" officeooo:rsid="001c05b9"/>
    </style:style>
    <style:style style:name="T5" style:family="text">
      <style:text-properties style:font-name="Liberation Serif" fo:language="fr" fo:country="FR" officeooo:rsid="0015c532"/>
    </style:style>
    <style:style style:name="T6" style:family="text">
      <style:text-properties style:font-name="Liberation Serif" fo:language="fr" fo:country="FR" officeooo:rsid="0019811b"/>
    </style:style>
    <style:style style:name="T7" style:family="text">
      <style:text-properties style:font-name="Liberation Serif" fo:language="fr" fo:country="FR" officeooo:rsid="0024620c"/>
    </style:style>
    <style:style style:name="T8" style:family="text">
      <style:text-properties style:font-name="Liberation Serif" fo:language="fr" fo:country="FR" officeooo:rsid="00291196"/>
    </style:style>
    <style:style style:name="T9" style:family="text">
      <style:text-properties style:font-name="Liberation Serif" fo:language="fr" fo:country="FR" officeooo:rsid="0029b253"/>
    </style:style>
    <style:style style:name="T10" style:family="text">
      <style:text-properties style:font-name="Liberation Serif" fo:language="fr" fo:country="FR" officeooo:rsid="002b771e"/>
    </style:style>
    <style:style style:name="T11" style:family="text">
      <style:text-properties style:font-name="Liberation Serif" fo:language="fr" fo:country="FR" officeooo:rsid="002eec2b"/>
    </style:style>
    <style:style style:name="T12" style:family="text">
      <style:text-properties style:font-name="Liberation Serif" fo:language="fr" fo:country="FR" officeooo:rsid="003007d4"/>
    </style:style>
    <style:style style:name="T13" style:family="text">
      <style:text-properties style:font-name="Liberation Serif" fo:language="fr" fo:country="FR" officeooo:rsid="0031fee3"/>
    </style:style>
    <style:style style:name="T14" style:family="text">
      <style:text-properties style:font-name="Liberation Serif" fo:language="fr" fo:country="FR" officeooo:rsid="002d1459"/>
    </style:style>
    <style:style style:name="T15" style:family="text">
      <style:text-properties style:font-name="Liberation Serif" fo:language="fr" fo:country="FR" officeooo:rsid="0033d5a6"/>
    </style:style>
    <style:style style:name="T16" style:family="text">
      <style:text-properties style:font-name="Liberation Serif" fo:language="fr" fo:country="FR" officeooo:rsid="003702c3"/>
    </style:style>
    <style:style style:name="T17" style:family="text">
      <style:text-properties style:font-name="Liberation Serif" fo:language="fr" fo:country="FR" officeooo:rsid="00383f6d"/>
    </style:style>
    <style:style style:name="T18" style:family="text">
      <style:text-properties style:font-name="Liberation Serif" fo:language="fr" fo:country="FR" officeooo:rsid="0039da8f"/>
    </style:style>
    <style:style style:name="T19" style:family="text">
      <style:text-properties style:font-name="Liberation Serif" fo:language="fr" fo:country="FR" officeooo:rsid="0039dc4c"/>
    </style:style>
    <style:style style:name="T20" style:family="text">
      <style:text-properties style:font-name="Liberation Serif" fo:language="fr" fo:country="FR" officeooo:rsid="003b1766"/>
    </style:style>
    <style:style style:name="T21" style:family="text">
      <style:text-properties style:font-name="Liberation Serif" fo:language="fr" fo:country="FR" officeooo:rsid="003c1731"/>
    </style:style>
    <style:style style:name="T22" style:family="text">
      <style:text-properties style:font-name="Liberation Serif" fo:language="fr" fo:country="FR" officeooo:rsid="001a6357"/>
    </style:style>
    <style:style style:name="T23" style:family="text">
      <style:text-properties style:font-name="Liberation Serif" fo:language="fr" fo:country="FR" officeooo:rsid="0022be7f"/>
    </style:style>
    <style:style style:name="T24" style:family="text">
      <style:text-properties style:font-name="Liberation Serif" fo:language="fr" fo:country="FR" officeooo:rsid="003b6fe2"/>
    </style:style>
    <style:style style:name="T25" style:family="text">
      <style:text-properties style:font-name="Liberation Serif" fo:language="fr" fo:country="FR" officeooo:rsid="003c6d30"/>
    </style:style>
    <style:style style:name="T26" style:family="text">
      <style:text-properties style:font-name="Liberation Serif" fo:language="fr" fo:country="FR" officeooo:rsid="004163f8"/>
    </style:style>
    <style:style style:name="T27" style:family="text">
      <style:text-properties style:font-name="Liberation Serif" fo:language="fr" fo:country="FR" officeooo:rsid="00423a98"/>
    </style:style>
    <style:style style:name="T28" style:family="text">
      <style:text-properties style:font-name="Liberation Serif" fo:language="fr" fo:country="FR" officeooo:rsid="004399df"/>
    </style:style>
    <style:style style:name="T29" style:family="text">
      <style:text-properties style:font-name="Liberation Serif" fo:language="fr" fo:country="FR" officeooo:rsid="0042a749"/>
    </style:style>
    <style:style style:name="T30" style:family="text">
      <style:text-properties style:font-name="Liberation Serif" fo:language="fr" fo:country="FR" officeooo:rsid="00456804"/>
    </style:style>
    <style:style style:name="T31" style:family="text">
      <style:text-properties style:font-name="Liberation Serif" fo:language="fr" fo:country="FR" officeooo:rsid="00462163"/>
    </style:style>
    <style:style style:name="T32" style:family="text">
      <style:text-properties style:font-name="Liberation Serif" fo:language="fr" fo:country="FR" officeooo:rsid="00492716"/>
    </style:style>
    <style:style style:name="T33" style:family="text">
      <style:text-properties style:font-name="Liberation Serif" fo:language="fr" fo:country="FR" officeooo:rsid="004dc986"/>
    </style:style>
    <style:style style:name="T34" style:family="text">
      <style:text-properties style:font-name="Liberation Serif" fo:language="fr" fo:country="FR" officeooo:rsid="004ec179"/>
    </style:style>
    <style:style style:name="T35" style:family="text">
      <style:text-properties style:font-name="Liberation Serif" fo:language="fr" fo:country="FR" officeooo:rsid="0020a00f"/>
    </style:style>
    <style:style style:name="T36" style:family="text">
      <style:text-properties style:font-name="Liberation Serif" fo:language="fr" fo:country="FR" officeooo:rsid="005091a8"/>
    </style:style>
    <style:style style:name="T37" style:family="text">
      <style:text-properties style:font-name="Liberation Serif" fo:language="fr" fo:country="FR" officeooo:rsid="0052275d"/>
    </style:style>
    <style:style style:name="T38" style:family="text">
      <style:text-properties style:font-name="Liberation Serif" fo:language="fr" fo:country="FR" officeooo:rsid="0052f5d2"/>
    </style:style>
    <style:style style:name="T39" style:family="text">
      <style:text-properties style:font-name="Liberation Serif" fo:language="fr" fo:country="FR" officeooo:rsid="005425f3"/>
    </style:style>
    <style:style style:name="T40" style:family="text">
      <style:text-properties style:font-name="Liberation Serif" fo:language="fr" fo:country="FR" officeooo:rsid="0055076c"/>
    </style:style>
    <style:style style:name="T41" style:family="text">
      <style:text-properties style:font-name="Liberation Serif" fo:language="fr" fo:country="FR" officeooo:rsid="005820ae"/>
    </style:style>
    <style:style style:name="T42" style:family="text">
      <style:text-properties style:font-name="Liberation Serif" fo:font-size="16.1000003814697pt" fo:language="fr" fo:country="FR" fo:font-weight="bold" officeooo:rsid="00149d0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3" style:family="text">
      <style:text-properties style:font-name="Liberation Serif" fo:font-size="11.8999996185303pt" fo:language="fr" fo:country="FR" fo:font-weight="bold" officeooo:rsid="00149d00" style:font-name-asian="Noto Sans CJK SC" style:font-size-asian="11.8999996185303pt" style:font-weight-asian="bold" style:font-name-complex="Lohit Devanagari" style:font-size-complex="11.8999996185303pt" style:font-weight-complex="bold"/>
    </style:style>
    <style:style style:name="T44" style:family="text">
      <style:text-properties style:font-name="Liberation Serif" fo:font-size="11.8999996185303pt" fo:language="fr" fo:country="FR" fo:font-weight="bold" officeooo:rsid="0015c532" style:font-name-asian="Noto Sans CJK SC" style:font-size-asian="11.8999996185303pt" style:font-weight-asian="bold" style:font-name-complex="Lohit Devanagari" style:font-size-complex="11.8999996185303pt" style:font-weight-complex="bold"/>
    </style:style>
    <style:style style:name="T45" style:family="text">
      <style:text-properties style:font-name="Liberation Serif" fo:font-size="11.8999996185303pt" fo:language="fr" fo:country="FR" fo:font-weight="bold" officeooo:rsid="0024620c" style:font-name-asian="Noto Sans CJK SC" style:font-size-asian="11.8999996185303pt" style:font-weight-asian="bold" style:font-name-complex="Lohit Devanagari" style:font-size-complex="11.8999996185303pt" style:font-weight-complex="bold"/>
    </style:style>
    <style:style style:name="T46" style:family="text">
      <style:text-properties officeooo:rsid="00149d00"/>
    </style:style>
    <style:style style:name="T47" style:family="text">
      <style:text-properties officeooo:rsid="001862ca"/>
    </style:style>
    <style:style style:name="T48" style:family="text">
      <style:text-properties officeooo:rsid="0019e8e2"/>
    </style:style>
    <style:style style:name="T49" style:family="text">
      <style:text-properties officeooo:rsid="004163f8"/>
    </style:style>
    <style:style style:name="T50" style:family="text">
      <style:text-properties officeooo:rsid="00423a98"/>
    </style:style>
    <style:style style:name="T51" style:family="text">
      <style:text-properties officeooo:rsid="0033d5a6"/>
    </style:style>
    <style:style style:name="T52" style:family="text">
      <style:text-properties officeooo:rsid="0039da8f"/>
    </style:style>
    <style:style style:name="T53" style:family="text">
      <style:text-properties officeooo:rsid="003702c3"/>
    </style:style>
    <style:style style:name="T54" style:family="text">
      <style:text-properties officeooo:rsid="0044bc6f"/>
    </style:style>
    <style:style style:name="T55" style:family="text">
      <style:text-properties officeooo:rsid="00462163"/>
    </style:style>
    <style:style style:name="T56" style:family="text">
      <style:text-properties officeooo:rsid="0047de62"/>
    </style:style>
    <style:style style:name="T57" style:family="text">
      <style:text-properties officeooo:rsid="004a9c85"/>
    </style:style>
    <style:style style:name="T58" style:family="text">
      <style:text-properties officeooo:rsid="004c1220"/>
    </style:style>
    <style:style style:name="T59" style:family="text">
      <style:text-properties officeooo:rsid="005425f3"/>
    </style:style>
    <style:style style:name="T60" style:family="text">
      <style:text-properties officeooo:rsid="0055076c"/>
    </style:style>
    <style:style style:name="T61" style:family="text">
      <style:text-properties officeooo:rsid="00566a41"/>
    </style:style>
    <style:style style:name="T62" style:family="text">
      <style:text-properties style:font-name="Noto Mono"/>
    </style:style>
    <style:style style:name="T63" style:family="text">
      <style:text-properties style:font-name="FreeMono"/>
    </style:style>
    <style:style style:name="T64" style:family="text">
      <style:text-properties style:font-name="FreeMono" fo:language="fr" fo:country="FR"/>
    </style:style>
    <style:style style:name="T65" style:family="text">
      <style:text-properties style:font-name="FreeMono" fo:language="fr" fo:country="FR" officeooo:rsid="0039da8f"/>
    </style:style>
    <style:style style:name="T66" style:family="text">
      <style:text-properties style:font-name="FreeMono" fo:language="fr" fo:country="FR" officeooo:rsid="003702c3"/>
    </style:style>
    <style:style style:name="T67" style:family="text">
      <style:text-properties style:font-name="FreeMono" fo:language="fr" fo:country="FR" officeooo:rsid="0039dc4c"/>
    </style:style>
    <style:style style:name="T68" style:family="text">
      <style:text-properties style:font-name="FreeMono" fo:language="fr" fo:country="FR" officeooo:rsid="0055076c"/>
    </style:style>
    <style:style style:name="T69" style:family="text">
      <style:text-properties style:font-name="FreeMono" fo:language="fr" fo:country="FR" officeooo:rsid="003b1766"/>
    </style:style>
    <style:style style:name="T70" style:family="text">
      <style:text-properties style:font-name="FreeMono" fo:language="fr" fo:country="FR" officeooo:rsid="003c1731"/>
    </style:style>
    <style:style style:name="T71" style:family="text">
      <style:text-properties style:font-name="FreeMono" fo:language="fr" fo:country="FR" officeooo:rsid="003c6d30"/>
    </style:style>
    <style:style style:name="T72" style:family="text">
      <style:text-properties style:font-name="FreeMono" fo:language="fr" fo:country="FR" officeooo:rsid="005820ae"/>
    </style:style>
    <style:style style:name="T73" style:family="text">
      <style:text-properties style:font-name="FreeMono" fo:language="fr" fo:country="FR" officeooo:rsid="001a6357"/>
    </style:style>
    <style:style style:name="T74" style:family="text">
      <style:text-properties style:font-name="FreeMono" fo:language="fr" fo:country="FR" officeooo:rsid="00423a98"/>
    </style:style>
    <style:style style:name="T75" style:family="text">
      <style:text-properties style:font-name="FreeMono" fo:language="fr" fo:country="FR" officeooo:rsid="0042a749"/>
    </style:style>
    <style:style style:name="T76" style:family="text">
      <style:text-properties style:font-name="FreeMono" fo:language="fr" fo:country="FR" officeooo:rsid="003007d4"/>
    </style:style>
    <style:style style:name="T77" style:family="text">
      <style:text-properties style:font-name="Bitstream Vera Sans Mono"/>
    </style:style>
    <style:style style:name="T78" style:family="text">
      <style:text-properties fo:language="fr" fo:country="FR" officeooo:rsid="0033d5a6"/>
    </style:style>
    <style:style style:name="T79" style:family="text">
      <style:text-properties fo:language="fr" fo:country="FR" officeooo:rsid="0039da8f"/>
    </style:style>
    <style:style style:name="T80" style:family="text">
      <style:text-properties fo:language="fr" fo:country="FR" officeooo:rsid="003702c3"/>
    </style:style>
    <style:style style:name="T81" style:family="text">
      <style:text-properties officeooo:rsid="005820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9"/>
      <text:p text:style-name="P19"/>
      <text:p text:style-name="P19"/>
      <text:p text:style-name="P4"/>
      <text:p text:style-name="P20">Projet Données Réparties</text:p>
      <text:p text:style-name="P3">Planification</text:p>
      <text:p text:style-name="P5"/>
      <text:p text:style-name="P5"/>
      <text:p text:style-name="P5"/>
      <text:p text:style-name="P2">Paul Anaclet</text:p>
      <text:p text:style-name="P9">Guohao Dai</text:p>
      <text:p text:style-name="P9">Théo Desprats</text:p>
      <text:p text:style-name="P1">2A SN</text:p>
      <text:p text:style-name="P7"/>
      <text:p text:style-name="P8">202<text:span text:style-name="T48">2</text:span></text:p>
      <text:p text:style-name="P7"/>
      <text:p text:style-name="P7"/>
      <text:p text:style-name="P7"/>
      <text:p text:style-name="P7"/>
      <text:p text:style-name="P10"/>
      <text:p text:style-name="P7"/>
      <text:p text:style-name="P7"/>
      <text:h text:style-name="P21" text:outline-level="2"><text:soft-page-break/><text:span text:style-name="T1">1<text:tab/></text:span><text:span text:style-name="T42">Corrections apportées à la version originale</text:span></text:h>
      <text:p text:style-name="P11"><text:span text:style-name="T1"><text:tab/></text:span><text:span text:style-name="T39">Nous n’avons pas apporté de</text:span><text:span text:style-name="T6"> corrections particulières </text:span><text:span text:style-name="T39">à la version précédente car suffisamment fonctionnelle</text:span><text:span text:style-name="T6">.</text:span></text:p>
      <text:h text:style-name="P21" text:outline-level="2"><text:span text:style-name="T2">2</text:span><text:span text:style-name="T1"><text:tab/></text:span><text:span text:style-name="T42">Améliorations envisagées pour les performances</text:span></text:h>
      <text:h text:style-name="P22" text:outline-level="5"><text:span text:style-name="T3">2</text:span><text:span text:style-name="T4">.1<text:tab/></text:span><text:span text:style-name="T45">Structures de données</text:span></text:h>
      <text:p text:style-name="P18"><text:span text:style-name="T15">A</text:span><text:span text:style-name="T1">fin des faciliter la localisation d’un </text:span><text:span text:style-name="T64">Tuple</text:span><text:span text:style-name="T1"> dans l’espace de stockage, nous pensons mettre en place une </text:span><text:span text:style-name="T64">HashTable</text:span><text:span text:style-name="T1"> de la forme suivante :</text:span></text:p>
      <text:p text:style-name="P37"><text:span text:style-name="T78">Hash</text:span><text:span text:style-name="T79">Table</text:span><text:span text:style-name="T78">&lt;Integer, </text:span><text:span text:style-name="T80">ArrayList&lt;Tuple&gt;&gt; tuples ;</text:span></text:p>
      <text:p text:style-name="P14"><text:span text:style-name="T16">Cette </text:span><text:span text:style-name="T66">Hash</text:span><text:span text:style-name="T65">Table</text:span><text:span text:style-name="T18"> </text:span><text:span text:style-name="T16">aurait comme clé un entier correspondant à la taille des </text:span><text:span text:style-name="T66">Tuples</text:span><text:span text:style-name="T16"> (c.à.d le nombre d’éléments dans le </text:span><text:span text:style-name="T66">Tuple</text:span><text:span text:style-name="T16"> récupérable grâce à </text:span><text:span text:style-name="T66">size()</text:span><text:span text:style-name="T16">) contenus dans l’</text:span><text:span text:style-name="T66">ArrayList</text:span><text:span text:style-name="T16"> associée. </text:span><text:span text:style-name="T17">Cela permettra une séparation des </text:span><text:span text:style-name="T41">t</text:span><text:span text:style-name="T17">uples </text:span><text:span text:style-name="T26">et pourra potentiellement rendre leur accès plus rapide</text:span><text:span text:style-name="T17">.</text:span></text:p>
      <text:p text:style-name="P25">Nous avons choisi <text:span text:style-name="T63">HashTable</text:span> car implémentée de manière « thread-safe » mais nous ne sommes pas sûr d’être en accord avec les objectifs pédagogiques du projet. Si <text:span text:style-name="T49">ce n’est pas le cas</text:span>, nous utiliserons une <text:span text:style-name="T63">HashMap</text:span> et effectuerons la synchronisation nécessaire.</text:p>
      <text:h text:style-name="P23" text:outline-level="5"><text:span text:style-name="T3">2</text:span><text:span text:style-name="T4">.</text:span><text:span text:style-name="T7">2</text:span><text:span text:style-name="T4"><text:tab/></text:span><text:span text:style-name="T43">Parallélisation</text:span></text:h>
      <text:p text:style-name="P15"><text:span text:style-name="T19">Chaque serveur Linda aura un pool fixe de </text:span><text:span text:style-name="T67">LindaThreads</text:span><text:span text:style-name="T19"> traduits par une nouvelle classe étendant </text:span><text:span text:style-name="T67">Thread</text:span><text:span text:style-name="T19">. </text:span><text:span text:style-name="T20">Nous transformerons les primitives Linda (</text:span><text:span text:style-name="T68">t</text:span><text:span text:style-name="T69">ake</text:span><text:span text:style-name="T72">()</text:span><text:span text:style-name="T20">, </text:span><text:span text:style-name="T69">write</text:span><text:span text:style-name="T72">()</text:span><text:span text:style-name="T20">...) en tâches qui seront soumises à ce pool par le biais des </text:span><text:span text:style-name="T69">ExecutorServices</text:span><text:span text:style-name="T20">.</text:span></text:p>
      <text:p text:style-name="P15"><text:span text:style-name="T20">La synchronisation des accès </text:span><text:span text:style-name="T21">aux </text:span><text:span text:style-name="T70">ArrayList</text:span><text:span text:style-name="T71">s</text:span><text:span text:style-name="T21"> de</text:span><text:span text:style-name="T22"> </text:span><text:span text:style-name="T72">T</text:span><text:span text:style-name="T73">uples</text:span><text:span text:style-name="T22"> et </text:span><text:span text:style-name="T23">a</text:span><text:span text:style-name="T22">ux </text:span><text:span text:style-name="T73">Callbacks</text:span><text:span text:style-name="T22"> </text:span><text:span text:style-name="T20">se fera sur le modèle Lecteurs/Rédacteurs équitable </text:span><text:span text:style-name="T24">(avec un système de tour</text:span><text:span text:style-name="T26">s</text:span><text:span text:style-name="T24">) </text:span><text:span text:style-name="T20">: plusieurs Lecteurs seront autorisés à accéder en lecture à la structure de données et un Rédacteur n’est autorisé qu’à écrire que s’il est seul.</text:span></text:p>
      <text:h text:style-name="P23" text:outline-level="5"><text:span text:style-name="T3">2</text:span><text:span text:style-name="T4">.</text:span><text:span text:style-name="T7">3</text:span><text:span text:style-name="T4"><text:tab/></text:span><text:span text:style-name="T43">Cache</text:span></text:h>
      <text:p text:style-name="P26"><text:span text:style-name="T46">P</text:span>our mettre en place un cache de <text:span text:style-name="T81">t</text:span>uples côté client <text:span text:style-name="T50">qui réduira la charge des serveurs</text:span>, nous comptons modifier la classe <text:span text:style-name="T63">LindaClient</text:span> <text:span text:style-name="T54">en lui ajoutant u</text:span>n attribut :</text:p>
      <text:p text:style-name="P36"><text:span text:style-name="T51">Hash</text:span><text:span text:style-name="T52">Table</text:span><text:span text:style-name="T51">&lt;Integer, </text:span><text:span text:style-name="T53">ArrayList&lt;Tuple&gt;&gt; tuples</text:span><text:span text:style-name="T50">Cache</text:span><text:span text:style-name="T53"> ;</text:span></text:p>
      <text:p text:style-name="P27">Cette <text:span text:style-name="T63">HashTable</text:span> fonctionnera comme celle décrite en section 2.1 et sera interrogée par le client avant chaque appel au serveur Linda. Nous hésitons aussi à seulement utiliser une <text:span text:style-name="T63">ArrayList&lt;Tuple&gt;</text:span> comme le cache sera de taille relativement faible par rapport à l’espace des serveurs.</text:p>
      <text:p text:style-name="P31"><text:span text:style-name="T27">En cas de suppression d’un </text:span><text:span text:style-name="T74">Tuple</text:span><text:span text:style-name="T27"> dans l’espace, le serveur </text:span><text:span text:style-name="T28">devra propager</text:span><text:span text:style-name="T27"> l’information aux </text:span><text:span text:style-name="T28">clients</text:span><text:span text:style-name="T27">: il faudra donc qu’il ait </text:span><text:span text:style-name="T29">une liste des Clients connectés sur lesquels il pourra appeler une méthode </text:span><text:span text:style-name="T30">distante</text:span><text:span text:style-name="T29"> invalidant le </text:span><text:span text:style-name="T75">Tuple</text:span><text:span text:style-name="T29"> supprimé.</text:span></text:p>
      <text:p text:style-name="P31"><text:span text:style-name="T29"/></text:p>
      <text:h text:style-name="P23" text:outline-level="5"><text:soft-page-break/><text:span text:style-name="T3">2</text:span><text:span text:style-name="T2">.</text:span><text:span text:style-name="T7">4</text:span><text:span text:style-name="T2"><text:tab/></text:span><text:span text:style-name="T3">Répartition</text:span></text:h>
      <text:p text:style-name="P28">La répartition de l’espace de tuples entre les serveurs se fera comme indiquée dans le sujet : un client dépose et recherche des tuples d’abord sur le serveur auquel il est connecté, puis, en cas d’échec, le serveur propagera la requête aux autres.</text:p>
      <text:p text:style-name="P28">Pour cela, chaque serveur devra posséder une liste contenant les serveurs « voisins », grâce à laquelle ils pourront propager les primitives en appelant leurs méthodes.</text:p>
      <text:h text:style-name="P21" text:outline-level="2"><text:span text:style-name="T2">3</text:span><text:span text:style-name="T1"><text:tab/></text:span><text:span text:style-name="T42">Mesures des performances</text:span></text:h>
      <text:h text:style-name="P24" text:outline-level="5"><text:span text:style-name="T5">3</text:span><text:span text:style-name="T2">.</text:span><text:span text:style-name="T3">3</text:span><text:span text:style-name="T2"><text:tab/></text:span><text:span text:style-name="T44">Paramètres et critères</text:span></text:h>
      <text:p text:style-name="P32"><text:span text:style-name="T31">Nos mesures des performances s’effectueront selon les critères suivants :</text:span></text:p>
      <text:p text:style-name="P29">- <text:span text:style-name="T55">te</text:span>mps d’exécution : <text:span text:style-name="T55">temps écoulé entre l’appel et le retour d’une primitive depuis le client, temps de recherche dans l’espace de tuples côté serveur...</text:span></text:p>
      <text:p text:style-name="P29">- <text:span text:style-name="T55">utilisation de l’e</text:span>space mémoire : <text:span text:style-name="T55">coût de l’exécution, utilisation processeur...</text:span></text:p>
      <text:p text:style-name="P29"><text:span text:style-name="T47">- </text:span><text:span text:style-name="T55">f</text:span><text:span text:style-name="T47">iabilité / résilience : </text:span><text:span text:style-name="T56">taux d’erreurs, </text:span><text:span text:style-name="T47">comportement en cas de coupure </text:span><text:span text:style-name="T56">d’un ou plusieurs serveurs</text:span><text:span text:style-name="T47">, </text:span><text:span text:style-name="T56">d’impossibilité de communication serveur/serveur ou serveur/client...</text:span></text:p>
      <text:p text:style-name="P32"><text:span text:style-name="T35">- exploitation des serveurs : </text:span><text:span text:style-name="T36">répartition de la charge globale, des tuples…</text:span></text:p>
      <text:h text:style-name="P24" text:outline-level="5"><text:span text:style-name="T5">3</text:span><text:span text:style-name="T4">.1<text:tab/></text:span><text:span text:style-name="T44">Adaptation de la plateforme Linda</text:span></text:h>
      <text:p text:style-name="P35"><text:span text:style-name="T1">La mesure des performances selon les critères précédemment définis implique l’instrumentalisation de </text:span><text:span text:style-name="T64">LindaServer </text:span><text:span text:style-name="T1">: il faut que l’interface permette l’obtention de données liées à l’état actuel du serveur </text:span><text:span text:style-name="T12">pour que l’on puisse les exploiter plus tard :</text:span></text:p>
      <text:p text:style-name="P30"><text:span text:style-name="T12">- </text:span><text:span text:style-name="T57">état du serveur : pourcentage de charge, temps de vie, </text:span><text:span text:style-name="T58">temps d’inactivité...</text:span></text:p>
      <text:p text:style-name="P17"><text:span text:style-name="T1">- </text:span><text:span text:style-name="T32">é</text:span><text:span text:style-name="T11">tat de l’espace des tuples : </text:span><text:span text:style-name="T32">nombre de </text:span><text:span text:style-name="T41">t</text:span><text:span text:style-name="T32">uple</text:span><text:span text:style-name="T41">s</text:span><text:span text:style-name="T32"> stockés</text:span><text:span text:style-name="T11">, taille maximale </text:span><text:span text:style-name="T32">de l’espace…</text:span></text:p>
      <text:p text:style-name="P17"><text:span text:style-name="T32">- </text:span><text:span text:style-name="T33">état sur les échanges : nombre d’écriture/lecture, volumes des échanges...</text:span></text:p>
      <text:p text:style-name="P13"><text:span text:style-name="T11">I</text:span><text:span text:style-name="T12">l serait possible d’implémenter un « getter » par type d’information disponible ou bien une seule méthode </text:span><text:span text:style-name="T76">getData</text:span><text:span text:style-name="T72">()</text:span><text:span text:style-name="T12"> retournant un seul objet (JSON ?) contenant toute les données et dont le format serait clairement spécifié et définit. </text:span><text:span text:style-name="T13">Nous n’avons pour l’instant pas choisi de réponse quant à cette question.</text:span></text:p>
      <text:p text:style-name="P12"><text:span text:style-name="T14">Nous considérons également la mise en place d’un mode verbeux / log </text:span><text:span text:style-name="T34">des serveurs</text:span><text:span text:style-name="T14">, </text:span><text:span text:style-name="T11">activable au lancement </text:span><text:span text:style-name="T14">afin d’aider le débuggage en cas de problèmes </text:span><text:span text:style-name="T13">(utilisation de bibliothèques spécialisées) </text:span><text:span text:style-name="T37">ainsi que d’un </text:span><text:span text:style-name="T38">ou plusieurs</text:span><text:span text:style-name="T37"> serveur</text:span><text:span text:style-name="T38">s</text:span><text:span text:style-name="T37"> Linda de backup pour rendre la plateforme un peu plus résistante à la panne</text:span><text:span text:style-name="T14">.</text:span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h text:style-name="P24" text:outline-level="5"><text:soft-page-break/><text:span text:style-name="T5">3</text:span><text:span text:style-name="T4">.</text:span><text:span text:style-name="T3">2</text:span><text:span text:style-name="T4"><text:tab/></text:span><text:span text:style-name="T44">Outils</text:span></text:h>
      <text:p text:style-name="P6">Afin de mesurer les performances et exploiter les informations de Linda, nous allons développer plusieurs outils proposant plusieurs fonctions :</text:p>
      <text:p text:style-name="P6">- Application de test : écrite en Java, permettra, selon les arguments au lancement, <text:span text:style-name="T59">de simuler </text:span><text:span text:style-name="T60">des accès de nombre, de tailles, </text:span><text:span text:style-name="T61">de types,</text:span><text:span text:style-name="T60"> et de temps plus ou moins aléatoires afin d’observer le comportement de la plateforme.</text:span></text:p>
      <text:p text:style-name="P16"><text:span text:style-name="T8">- CLI : écrit en Java, proposera des commandes paramétrées pour exécuter des scénarios, consulter et modifier l’état et les informations d’un serveur Linda, mesurer les performances d’une application exécutée </text:span><text:span text:style-name="T9">et possiblement générer des courbes (évolution du nombre de tuples/callbacks, du volume des échanges en fonction du temps etc...)</text:span><text:span text:style-name="T8">. Il faudra donc effectuer une connexion au serveur, </text:span><text:span text:style-name="T9">utiliser les nouvelles primitives d’instrumentalisation de Linda </text:span><text:span text:style-name="T10">avec de l’horodatage </text:span><text:span text:style-name="T9">(‘get’ sur </text:span><text:span text:style-name="T10">les </text:span><text:span text:style-name="T9">différentes informations) </text:span><text:span text:style-name="T10">et exploiter les données (affichage texte, output un fichier dot...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Mono" svg:font-family="'Noto Mono'" style:font-pitch="fixed"/>
    <style:font-face style:name="Bitstream Vera Sans Mono" svg:font-family="'Bitstream Vera Sans Mono'" style:font-family-generic="modern" style:font-pitch="fixed"/>
    <style:font-face style:name="FreeMono" svg:font-family="FreeMono" style:font-family-generic="modern" style:font-pitch="fixed"/>
    <style:font-face style:name="MathJax_Main" svg:font-family="MathJax_Ma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1T16:18:20.916104478</meta:creation-date>
    <dc:date>2022-02-23T21:21:59.445560458</dc:date>
    <meta:editing-duration>PT3H17M18S</meta:editing-duration>
    <meta:editing-cycles>55</meta:editing-cycles>
    <meta:generator>LibreOffice/6.4.7.2$Linux_X86_64 LibreOffice_project/40$Build-2</meta:generator>
    <meta:document-statistic meta:table-count="0" meta:image-count="0" meta:object-count="0" meta:page-count="4" meta:paragraph-count="44" meta:word-count="835" meta:character-count="5479" meta:non-whitespace-character-count="4687"/>
  </office:meta>
</office:document-meta>
</file>